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1471ac"/>
    </style:style>
    <style:style style:name="P4" style:family="paragraph" style:parent-style-name="Standard">
      <style:text-properties officeooo:rsid="00165852" officeooo:paragraph-rsid="00165852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c1b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/>
    </style:style>
    <style:style style:name="T5" style:family="text">
      <style:text-properties officeooo:rsid="00171c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#<text:span text:style-name="T5">1B</text:span></text:p>
      <text:p text:style-name="P1"><text:span text:style-name="T1">CS </text:span><text:span text:style-name="T2">3510</text:span><text:span text:style-name="T1"> – Spring 201</text:span><text:span text:style-name="T2">4</text:span></text:p>
      <text:p text:style-name="P2">Seth Yost, <text:span text:style-name="T5">Mitch Birti</text:span></text:p>
      <text:p text:style-name="Standard"/>
      <text:p text:style-name="Standard"/>
      <text:p text:style-name="Standard">I. <text:span text:style-name="T3">Requirements</text:span>:</text:p>
      <text:p text:style-name="P3"><text:span text:style-name="T4">Develop a Scanner using JFLex, which can tokenize a program written in the C- language described in the Appendix A of the text.</text:span></text:p>
      <text:p text:style-name="Standard"/>
      <text:p text:style-name="Standard">II. <text:span text:style-name="T3">Design</text:span>:</text:p>
      <text:p text:style-name="P4">We used the Jflex Java sample and cut it down a lot. We then added a bunch of directives to make the output class implement Scanner.</text:p>
      <text:p text:style-name="Standard"/>
      <text:p text:style-name="Standard">III. <text:span text:style-name="T3">Implementation</text:span>:</text:p>
      <text:p text:style-name="P4">We had to change the constructor of our hand-written CMinusScanner to accept a BufferedReader instead of a CharReader to accommodate how Jflex implemented their constructor. We also wrote two custom methods to wrap yylex() into the two methods required by the Scanner interface.</text:p>
      <text:p text:style-name="Standard"/>
      <text:p text:style-name="Standard">IV. <text:span text:style-name="T3">Testing</text:span>:</text:p>
      <text:p text:style-name="P4">We just changed the Tester so it made a LexCMinusScanner instead of a CminusScanner.</text:p>
      <text:p text:style-name="Standard"/>
      <text:p text:style-name="Standard">V. <text:span text:style-name="T3">Summary/Conclusion:</text:span></text:p>
      <text:p text:style-name="P4">This was really easy. No problems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#3</dc:title>
    <meta:initial-creator>GALLAGHD</meta:initial-creator>
    <meta:creation-date>2008-08-26T13:43:00</meta:creation-date>
    <dc:creator>Mitch Birti</dc:creator>
    <dc:date>2014-02-08T20:57:42.070438511</dc:date>
    <meta:print-date>2011-01-10T14:04:00</meta:print-date>
    <meta:editing-cycles>6</meta:editing-cycles>
    <meta:editing-duration>PT1H47M16S</meta:editing-duration>
    <meta:generator>LibreOffice/4.1.4.2$Linux_X86_64 LibreOffice_project/410m0$Build-2</meta:generator>
    <meta:document-statistic meta:table-count="0" meta:image-count="0" meta:object-count="0" meta:page-count="1" meta:paragraph-count="13" meta:word-count="133" meta:character-count="795" meta:non-whitespace-character-count="674"/>
  </office:meta>
</office:document-meta>
</file>